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text-properties officeooo:rsid="0019282a" officeooo:paragraph-rsid="0019282a"/>
    </style:style>
    <style:style style:name="P2" style:family="paragraph" style:parent-style-name="Standard">
      <style:paragraph-properties fo:text-align="start" style:justify-single-word="false"/>
      <style:text-properties officeooo:rsid="0019e741" officeooo:paragraph-rsid="0019e741"/>
    </style:style>
    <style:style style:name="P3" style:family="paragraph" style:parent-style-name="Standard">
      <style:paragraph-properties fo:text-align="start" style:justify-single-word="false"/>
      <style:text-properties officeooo:rsid="0021808e" officeooo:paragraph-rsid="0021808e"/>
    </style:style>
    <style:style style:name="P4" style:family="paragraph" style:parent-style-name="Standard">
      <style:paragraph-properties fo:text-align="start" style:justify-single-word="false"/>
      <style:text-properties officeooo:rsid="0025faea" officeooo:paragraph-rsid="0025faea"/>
    </style:style>
    <style:style style:name="P5" style:family="paragraph" style:parent-style-name="Standard">
      <style:paragraph-properties fo:text-align="start" style:justify-single-word="false"/>
      <style:text-properties fo:font-weight="bold" officeooo:rsid="0029d55a" officeooo:paragraph-rsid="0029d55a" style:font-weight-asian="bold" style:font-weight-complex="bold"/>
    </style:style>
    <style:style style:name="P6" style:family="paragraph" style:parent-style-name="Standard">
      <style:paragraph-properties fo:text-align="start" style:justify-single-word="false"/>
      <style:text-properties fo:font-weight="normal" officeooo:rsid="0028318d" officeooo:paragraph-rsid="0025faea" style:font-weight-asian="normal" style:font-weight-complex="normal"/>
    </style:style>
    <style:style style:name="P7" style:family="paragraph" style:parent-style-name="Standard">
      <style:paragraph-properties fo:text-align="start" style:justify-single-word="false"/>
      <style:text-properties fo:font-weight="normal" officeooo:rsid="002a2440" officeooo:paragraph-rsid="002a2440" style:font-weight-asian="normal" style:font-weight-complex="normal"/>
    </style:style>
    <style:style style:name="P8" style:family="paragraph" style:parent-style-name="Standard">
      <style:paragraph-properties fo:text-align="start" style:justify-single-word="false"/>
      <style:text-properties fo:font-weight="normal" officeooo:rsid="002f9279" officeooo:paragraph-rsid="002f9279" style:font-weight-asian="normal" style:font-weight-complex="normal"/>
    </style:style>
    <style:style style:name="P9" style:family="paragraph" style:parent-style-name="List_20_Paragraph" style:list-style-name="WWNum1">
      <style:paragraph-properties fo:text-align="start" style:justify-single-word="false"/>
      <style:text-properties fo:font-weight="normal" officeooo:rsid="00367319" officeooo:paragraph-rsid="00367319" style:font-weight-asian="normal" style:font-weight-complex="normal"/>
    </style:style>
    <style:style style:name="P10" style:family="paragraph" style:parent-style-name="List_20_Paragraph" style:list-style-name="WWNum1">
      <style:text-properties officeooo:paragraph-rsid="00367319"/>
    </style:style>
    <style:style style:name="P11" style:family="paragraph" style:parent-style-name="Standard" style:list-style-name="L1">
      <style:paragraph-properties fo:text-align="start" style:justify-single-word="false"/>
      <style:text-properties fo:font-weight="normal" officeooo:rsid="0029d55a" officeooo:paragraph-rsid="0029d55a"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a2440" officeooo:paragraph-rsid="002a2440" style:font-weight-asian="normal" style:font-weight-complex="normal"/>
    </style:style>
    <style:style style:name="P13" style:family="paragraph" style:parent-style-name="Standard">
      <style:paragraph-properties fo:text-align="start" style:justify-single-word="false"/>
      <style:text-properties fo:font-weight="normal" officeooo:rsid="002a2440" officeooo:paragraph-rsid="002a2440" style:font-weight-asian="normal" style:font-weight-complex="normal"/>
    </style:style>
    <style:style style:name="P14" style:family="paragraph" style:parent-style-name="Standard">
      <style:paragraph-properties fo:text-align="start" style:justify-single-word="false"/>
      <style:text-properties fo:font-weight="normal" officeooo:rsid="00367319" officeooo:paragraph-rsid="00367319" style:font-weight-asian="normal" style:font-weight-complex="normal"/>
    </style:style>
    <style:style style:name="T1" style:family="text">
      <style:text-properties officeooo:rsid="00199029"/>
    </style:style>
    <style:style style:name="T2" style:family="text">
      <style:text-properties fo:font-weight="bold" style:font-weight-asian="bold" style:font-weight-complex="bold"/>
    </style:style>
    <style:style style:name="T3" style:family="text">
      <style:text-properties fo:font-weight="bold" officeooo:rsid="00199029" style:font-weight-asian="bold" style:font-weight-complex="bold"/>
    </style:style>
    <style:style style:name="T4" style:family="text">
      <style:text-properties fo:font-weight="bold" officeooo:rsid="002042f0" style:font-weight-asian="bold" style:font-weight-complex="bold"/>
    </style:style>
    <style:style style:name="T5" style:family="text">
      <style:text-properties fo:font-weight="bold" officeooo:rsid="0023c3d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99029" style:font-weight-asian="normal" style:font-weight-complex="normal"/>
    </style:style>
    <style:style style:name="T8" style:family="text">
      <style:text-properties fo:font-weight="normal" officeooo:rsid="0025aa19" style:font-weight-asian="normal" style:font-weight-complex="normal"/>
    </style:style>
    <style:style style:name="T9" style:family="text">
      <style:text-properties fo:font-weight="normal" officeooo:rsid="0025d405" style:font-weight-asian="normal" style:font-weight-complex="normal"/>
    </style:style>
    <style:style style:name="T10" style:family="text">
      <style:text-properties fo:font-weight="normal" officeooo:rsid="0027e59c" style:font-weight-asian="normal" style:font-weight-complex="normal"/>
    </style:style>
    <style:style style:name="T11" style:family="text">
      <style:text-properties fo:font-weight="normal" officeooo:rsid="0028318d" style:font-weight-asian="normal" style:font-weight-complex="normal"/>
    </style:style>
    <style:style style:name="T12" style:family="text">
      <style:text-properties officeooo:rsid="001bc57d"/>
    </style:style>
    <style:style style:name="T13" style:family="text">
      <style:text-properties officeooo:rsid="001d7872"/>
    </style:style>
    <style:style style:name="T14" style:family="text">
      <style:text-properties officeooo:rsid="001eaddb"/>
    </style:style>
    <style:style style:name="T15" style:family="text">
      <style:text-properties officeooo:rsid="002042f0"/>
    </style:style>
    <style:style style:name="T16" style:family="text">
      <style:text-properties officeooo:rsid="0021808e"/>
    </style:style>
    <style:style style:name="T17" style:family="text">
      <style:text-properties officeooo:rsid="00226228"/>
    </style:style>
    <style:style style:name="T18" style:family="text">
      <style:text-properties officeooo:rsid="0022a828"/>
    </style:style>
    <style:style style:name="T19" style:family="text">
      <style:text-properties officeooo:rsid="0022bd89"/>
    </style:style>
    <style:style style:name="T20" style:family="text">
      <style:text-properties officeooo:rsid="0023c3df"/>
    </style:style>
    <style:style style:name="T21" style:family="text">
      <style:text-properties officeooo:rsid="0029deaa"/>
    </style:style>
    <style:style style:name="T22" style:family="text">
      <style:text-properties officeooo:rsid="002e5f3b"/>
    </style:style>
    <style:style style:name="T23" style:family="text">
      <style:text-properties officeooo:rsid="002fc712"/>
    </style:style>
    <style:style style:name="T24" style:family="text">
      <style:text-properties officeooo:rsid="0030fdc1"/>
    </style:style>
    <style:style style:name="T25" style:family="text">
      <style:text-properties officeooo:rsid="0031fbcd"/>
    </style:style>
    <style:style style:name="T26" style:family="text">
      <style:text-properties officeooo:rsid="00338f09"/>
    </style:style>
    <style:style style:name="T27" style:family="text">
      <style:text-properties officeooo:rsid="003580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For introduction and definition and understanding of the problem :</text:p>
      <text:p text:style-name="P2"/>
      <text:p text:style-name="P3">Pays côtier affectés : Sénégal, <text:span text:style-name="T20">Ghana, Afrique du Sud, Kenya</text:span></text:p>
      <text:p text:style-name="P2"/>
      <text:p text:style-name="P2"><text:tab/><text:span text:style-name="T15">[</text:span><text:span text:style-name="T4">Jeune Afrique]</text:span></text:p>
      <text:p text:style-name="P2"><text:tab/><text:span text:style-name="T12">Le plastique occupe la première place parmi les sources de pollutions et de déchets. </text:span><text:span text:style-name="T13">Chaque année, les humains produisent 300 millions de tonnes de détritus en plastique, et 11 millions d’entre elles finisssent dans les océans. </text:span><text:span text:style-name="T19">(PNUE) </text:span><text:span text:style-name="T13"><text:s/></text:span><text:span text:style-name="T14">Sans action rapide menée à grande échelle, ces volumes devraient tripler d’ici à 2040. </text:span><text:span text:style-name="T16">La durabilité et le faible coût de ce matériau le rendent attrayant pour les industries. </text:span><text:span text:style-name="T17">Mais cette résistance au temps fait qu’il <text:s/>est également néfaste à notre santé. Le plastique je disparaît jamais vraiment. Il se transforme en fines particules, lesquelles sont avalées par les poissons ou les animaux de ferme et éventuellement consommés par les humains<text:tab/> à travers leur nourriture et l’eau de robinet. </text:span><text:span text:style-name="T18">Ceci entraîne une augmentation du risque de cancer et de probèmes hormonaux.</text:span></text:p>
      <text:p text:style-name="P2"/>
      <text:p text:style-name="P2"><text:tab/><text:span text:style-name="T5">[Greenpeace]</text:span></text:p>
      <text:p text:style-name="P2"><text:span text:style-name="T5"><text:tab/></text:span><text:span text:style-name="T8">Les scientifiques ont recensé 700 espèces marines affectées par la pollution du plastique au niveau de nos océans. 9 oiseaux de mer sur 10, 1(une) tortue de mer sur 3 et plus de la moitié des espèces de baleines et de dauphins ont ingéré du plastique. Dans le contexte africain, nous enregistrons <text:s/>près de 120000 tonnes de plastique que les fleuves Nil et Niger transportent jusqu’aux <text:s/>profondeurs des océans.</text:span></text:p>
      <text:p text:style-name="P2"><text:span text:style-name="T8"><text:tab/></text:span><text:span text:style-name="T9">Environ 80 % des débris proviennent d’activités terrestres, les 20 % restants provenant des plate-formes pétrolières en mer et des grand navires qui déversent directement ou perdent des débris dans l’eau.</text:span></text:p>
      <text:p text:style-name="P4"><text:span text:style-name="T9"><text:tab/></text:span><text:span text:style-name="T6">L’océan fournit la principale source de protéïnes pour plus d’un milliar de personnes.</text:span></text:p>
      <text:p text:style-name="P4"><text:span text:style-name="T6"><text:tab/></text:span><text:span text:style-name="T10">La pollution ménace la sécurité de l’emploi des travailleurs issus du secteur de la pêche artisanale.</text:span></text:p>
      <text:p text:style-name="P4"><text:span text:style-name="T10"><text:tab/></text:span><text:span text:style-name="T11">Un pays comme le Sénégal a pour premier secteur pourvoyeur de dévises la pêche.</text:span></text:p>
      <text:p text:style-name="P6"/>
      <text:p text:style-name="P5">Conséquences de la présence des plastiques en mer : </text:p>
      <text:list xml:id="list2993228726" text:style-name="L1">
        <text:list-item>
          <text:p text:style-name="P11">étranglement des animaux mar<text:span text:style-name="T21">ins ;</text:span></text:p>
        </text:list-item>
        <text:list-item>
          <text:p text:style-name="P12">Tourisme : </text:p>
          <text:p text:style-name="P12">Les déchets qui n’ont pas coulé ou qui n’ont pas été emportés au large, dérivent et s’échouent sur nos plages. En plus de constituer un défi écologique majeur, ils sont une pollution visuelle ayant de réels impacts sur l’économie locale. C’est donc toute l’activité touristique qui peut en subir les conséquences : diminution du nombre de touristes, baisse de la fréquentation, image négative et la commune, etc.</text:p>
        </text:list-item>
      </text:list>
      <text:p text:style-name="P7">________________________________________________________________________________</text:p>
      <text:p text:style-name="P7"/>
      <text:p text:style-name="P8">## <text:span text:style-name="T2">Related works</text:span></text:p>
      <text:p text:style-name="P7"/>
      <text:p text:style-name="P7"><text:tab/><text:span text:style-name="T22">Concernant le problème d</text:span><text:span text:style-name="T23">u nettoyage des océans, à cette date les solutions automatiques proposées sont des robots qui parcourent la surface des eaux pour récupérer les déchets plastiques flottants. Les meilleurs d’entre eux sont dotés d’une Intelligence Artificielle leur permettant de détecter des objets, ce qui permet un déplacement plus optimal sur la surface des eaux, comme celui </text:span><text:span text:style-name="T25">proposé</text:span><text:span text:style-name="T23"> par Razer. (</text:span><text:a xlink:type="simple" xlink:href="https://gamerant.com/razer-robot-cleans-trash-ocean/" text:style-name="Internet_20_link" text:visited-style-name="Visited_20_Internet_20_Link"><text:span text:style-name="T23">https://gamerant.com/razer-robot-cleans-trash-ocean/</text:span></text:a><text:span text:style-name="T23">). </text:span><text:span text:style-name="T24">La limite de cette solution est qu’elle ne permet de récupérer que les plastiques présents en surface, or certains de ces déchets restent en profondeur, et représentent un véritable danger pour les animaux marins, et par conséquent pour l’homme. Pour qu’un robot soit à mesure d’effectuer ce nettoyage dans les eaux profondes, il faudrait qu’il soit doté d’un programme lui permettant de reconnaître et de distinguer </text:span><text:soft-page-break/><text:span text:style-name="T24">les déchets plastiques des animaux marins. </text:span><text:span text:style-name="T25">C</text:span><text:span text:style-name="T24">oncernant ce qui <text:s/>a déjà fait, </text:span><text:span text:style-name="T25">d’une part</text:span><text:span text:style-name="T24"> un algorithme de détection de poisson a été <text:tab/>publié par Yu Zhou et Alt. (</text:span><text:a xlink:type="simple" xlink:href="https://www.hindawi.com/journals/acisc/2020/3738108/#results-and-discussion" text:style-name="Internet_20_link" text:visited-style-name="Visited_20_Internet_20_Link"><text:span text:style-name="T24">https://www.hindawi.com/journals/acisc/2020/3738108/#results-and-discussion</text:span></text:a><text:span text:style-name="T24">). D’autre par</text:span><text:span text:style-name="T25">t</text:span><text:span text:style-name="T24"> Gautam Tata a proposé un algorithm pour la détection des plastiques marins, réalisé avec YOLO, et celui-ci ayant une précision de 85 %. Le modèle que nous proposons sera à mesure de faire la distinction entre les poissons et les plastiques avec une </text:span><text:span text:style-name="T26">très</text:span><text:span text:style-name="T24"> </text:span><text:span text:style-name="T26">bonn</text:span><text:span text:style-name="T24">e précision afin d’éviter que le robot chargé du nettoyage ne puisse se tromper.</text:span></text:p>
      <text:p text:style-name="P7"/>
      <text:p text:style-name="P7"/>
      <text:p text:style-name="P7"><text:tab/>Most African coastal countries open to the ocean such as Senegal, Ghana, South Africa, Kenya and Cameroon are facing the problem of ocean water pollution.</text:p>
      <text:p text:style-name="P14">According to UNEP (<text:a xlink:type="simple" xlink:href="https://www.unep.org/news-and-stories/story/tourism-pandemic-world-tackling-plastic-pollution" text:style-name="Internet_20_link" text:visited-style-name="Visited_20_Internet_20_Link">https://www.unep.org/news-and-stories/story/tourism-pandemic-world-tackling-plastic-pollution</text:a>) Every year, humans produce 300 million tons of plastic garbage, and 11 million of them end up in the oceans. end up in the oceans. Without rapid action on a large scale, these volumes triple by 2040. The plastic never really disappears. It turns into fine particles, which are swallowed by fish or farm animals and eventually consumed by humans through their food and tap water. This leads to an increased risk of cancer and hormonal problems.</text:p>
      <text:p text:style-name="P14">As some consequences of pollution of oceans by plastics in the african context we can list :</text:p>
      <text:list xml:id="list3736638586" text:style-name="WWNum1">
        <text:list-item>
          <text:p text:style-name="P10">The ocean provides the primary source of protein for more than one billion people. </text:p>
        </text:list-item>
        <text:list-item>
          <text:p text:style-name="P10">Pollution threatens the job security of workers in the artisanal fishing sector. </text:p>
        </text:list-item>
        <text:list-item>
          <text:p text:style-name="P9">A country like Senegal has as its main source of income the fishing industry.</text:p>
        </text:list-item>
        <text:list-item>
          <text:p text:style-name="P9">Strangulation of marine animals;</text:p>
        </text:list-item>
        <text:list-item>
          <text:p text:style-name="P9">Waste that has not sunk or been washed ashore, drifts and drift and wash up on our beaches. In addition to constituting a major ecological challenge, they are a visual pollution with real impacts on the local economy. It is thus all the tourist activity that can suffer the consequences: a decrease in the number of tourists, negative image of the town, etc.</text:p>
        </text:list-item>
      </text:list>
      <text:p text:style-name="P14"/>
      <text:p text:style-name="P14">Following these observations, it is trivial that the pollution of ocean waters is an urgent problem that must be address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red_5f_bold" style:display-name="red_bold" style:family="text">
      <style:text-properties fo:color="#ff0000" fo:font-size="12pt" fo:font-weight="bold"/>
    </style:style>
    <style:style style:name="Variable" style:family="text">
      <style:text-properties fo:font-style="italic" style:font-style-asian="italic" style:font-style-complex="italic"/>
    </style:style>
    <style:style style:name="normal_5f_black" style:display-name="normal_black"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ormal_5f_black_5f_bold" style:display-name="normal_black_bold" style:family="text">
      <style:text-properties fo:font-weight="bold"/>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282a" officeooo:paragraph-rsid="0019282a"/>
    </style:style>
    <style:style style:name="MT1" style:family="text">
      <style:text-properties officeooo:rsid="00199029"/>
    </style:style>
    <style:style style:name="MT2" style:family="text">
      <style:text-properties fo:font-weight="bold" officeooo:rsid="00199029" style:font-weight-asian="bold" style:font-weight-complex="bold"/>
    </style:style>
    <style:style style:name="MT3" style:family="text">
      <style:text-properties fo:font-weight="normal" officeooo:rsid="00199029"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y TANANKEM MENKEM RAMSES <text:span text:style-name="MT1">(</text:span><text:span text:style-name="MT2">@1001pepi</text:span><text:span text:style-name="MT3">)</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04:01:51.530762219</meta:creation-date>
    <meta:generator>LibreOffice/6.4.7.2$Linux_X86_64 LibreOffice_project/40$Build-2</meta:generator>
    <dc:date>2022-04-14T18:44:20.732314374</dc:date>
    <meta:editing-duration>PT1H45M1S</meta:editing-duration>
    <meta:editing-cycles>27</meta:editing-cycles>
    <meta:document-statistic meta:table-count="0" meta:image-count="0" meta:object-count="0" meta:page-count="2" meta:paragraph-count="27" meta:word-count="862" meta:character-count="5522" meta:non-whitespace-character-count="4674"/>
  </office:meta>
</office:document-meta>
</file>